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>
      <style:paragraph-properties fo:margin-left="0.2917in" fo:text-indent="0in" style:auto-text-indent="false"/>
    </style:style>
    <style:style style:name="P3" style:family="paragraph" style:parent-style-name="List_20_Paragraph" style:list-style-name="">
      <style:paragraph-properties fo:margin-left="0in" fo:text-indent="0in" style:auto-text-indent="false"/>
    </style:style>
    <style:style style:name="P4" style:family="paragraph" style:parent-style-name="List_20_Paragraph" style:list-style-name="">
      <style:paragraph-properties fo:margin-left="0in" fo:text-align="justify" style:justify-single-word="false" fo:orphans="0" fo:widows="0" fo:text-indent="0in" style:auto-text-indent="false"/>
    </style:style>
    <style:style style:name="P5" style:family="paragraph" style:parent-style-name="List_20_Paragraph" style:list-style-name="">
      <style:paragraph-properties fo:margin-left="0in" fo:text-align="justify" style:justify-single-word="false" fo:orphans="0" fo:widows="0" fo:text-indent="0in" style:auto-text-indent="false"/>
      <style:text-properties fo:language="en" fo:country="US" style:rfc-language-tag-asian="zh-Hans" style:language-asian="zh" style:script-asian="Hans"/>
    </style:style>
    <style:style style:name="T1" style:family="text">
      <style:text-properties fo:language="en" fo:country="US" style:rfc-language-tag-asian="zh-Hans" style:language-asian="zh" style:script-asian="Hans"/>
    </style:style>
    <style:style style:name="T2" style:family="text">
      <style:text-properties fo:language="en" fo:country="US" style:font-name-asian="宋体" style:rfc-language-tag-asian="zh-Hans" style:language-asian="zh" style:script-asian="Hans"/>
    </style:style>
    <style:style style:name="T3" style:family="text">
      <style:text-properties style:rfc-language-tag-asian="zh-Hans" style:language-asian="zh" style:script-asian="Hans"/>
    </style:style>
    <style:style style:name="T4" style:family="text">
      <style:text-properties style:font-name-asian="宋体" style:rfc-language-tag-asian="zh-Hans" style:language-asian="zh" style:script-asian="H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财政学 16年 </text:p>
      <text:list text:style-name="WWNum1">
        <text:list-item>
          <text:p text:style-name="P1">名词解释</text:p>
        </text:list-item>
      </text:list>
      <text:p text:style-name="P2"><text:bookmark-start text:name="_GoBack"/>市场失灵和政府失灵 <text:s/>瓦格纳法则和多数票规则增长论<text:bookmark-end text:name="_GoBack"/></text:p>
      <text:p text:style-name="P2">李嘉图等价定理和财政“非凯恩斯效应”并简述机理</text:p>
      <text:p text:style-name="P3"/>
      <text:p text:style-name="P3">财政支出规模的决定因素是什么？我国财政规模变化的主要原因是什么？</text:p>
      <text:p text:style-name="P4"/>
      <text:p text:style-name="P4">瓦格尔法则 市场失灵 生产型和消费型增值税 </text:p>
      <text:p text:style-name="P4"/>
      <text:p text:style-name="P4"/>
      <text:p text:style-name="P4">公开支出规模增长理论与中国未来发展预测</text:p>
      <text:p text:style-name="P5" loext:marker-style-name="T1"/>
      <text:p text:style-name="P4">帕累托最优、帕累托改进、社会福利函数</text:p>
      <text:p text:style-name="P4">自然垄断、外部性、市场失灵、政府失灵</text:p>
      <text:p text:style-name="P4">公共物品、瓦格纳法则</text:p>
      <text:p text:style-name="P4">公共支出分类</text:p>
      <text:p text:style-name="P4"/>
      <text:p text:style-name="P4" loext:marker-style-name="T2"><text:span text:style-name="T1">二</text:span><text:span text:style-name="T3">、</text:span><text:span text:style-name="T1">简答</text:span></text:p>
      <text:p text:style-name="P4">利用图示解释政府干预的最优程度</text:p>
      <text:p text:style-name="P4">从公共选择理论来看，政府失灵的主要原因是什么</text:p>
      <text:p text:style-name="P4">简述政府活动扩张论</text:p>
      <text:p text:style-name="P4">简述公共支出结构的决定因素</text:p>
      <text:p text:style-name="P4">财政投资的决策标准</text:p>
      <text:p text:style-name="P4" loext:marker-style-name="T4">财政政策目标都包括哪些？财政政策能同时实现所有目标吗？<text:span text:style-name="T1">为什么</text:span><text:span text:style-name="T3">？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2917in" style:writing-mode="page"/>
      <style:text-properties style:use-window-font-color="true" loext:opacity="0%" style:font-name="Calibri" fo:font-size="10pt" fo:language="en" fo:country="US" style:letter-kerning="fals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fo:language="en" fo:country="US" style:letter-kerning="true" style:font-name-asian="宋体" style:font-family-asian="宋体" style:font-family-generic-asian="system" style:font-pitch-asian="variable" style:font-size-asian="10.5pt" style:language-asian="zh" style:country-asian="CN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text-indent="0.2917in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、" style:num-suffix="、" style:num-format="一, 二, 三, ...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583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0.875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917in" fo:margin-left="1.1665in"/>
        </style:list-level-properties>
      </text:list-level-style-number>
      <text:list-level-style-number text:level="5" text:style-name="ListLabel_20_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917in" fo:margin-left="2.0417in"/>
        </style:list-level-properties>
      </text:list-level-style-number>
      <text:list-level-style-number text:level="8" text:style-name="ListLabel_20_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62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主题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09T12:16:00</meta:creation-date>
    <meta:initial-creator>admin</meta:initial-creator>
    <dc:date>2025-06-18T19:29:51.086219209</dc:date>
    <meta:editing-cycles>3</meta:editing-cycles>
    <meta:editing-duration>PT44M29S</meta:editing-duration>
    <meta:generator>LibreOffice/24.8.7.2$Linux_X86_64 LibreOffice_project/f4f281f562fb585d46b0af5755dfe1eb6adc047f</meta:generator>
    <meta:document-statistic meta:table-count="0" meta:image-count="0" meta:object-count="0" meta:page-count="1" meta:paragraph-count="18" meta:word-count="282" meta:character-count="290" meta:non-whitespace-character-count="283"/>
    <meta:user-defined meta:name="ICV">F80A985BCD37293FB4C15A633A63CEB2</meta:user-defined>
    <meta:user-defined meta:name="KSOProductBuildVer">2052-4.5.0.7415</meta:user-defined>
    <meta:template xlink:type="simple" xlink:actuate="onRequest" xlink:title="Normal" xlink:href=""/>
  </office:meta>
</office:document-meta>
</file>